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708in" fo:margin-left="-0.0847in" fo:margin-top="0in" fo:margin-bottom="0in" style:page-number="auto" table:align="left" style:writing-mode="lr-tb"/>
    </style:style>
    <style:style style:name="Table1.A" style:family="table-column">
      <style:table-column-properties style:column-width="3.8972in"/>
    </style:style>
    <style:style style:name="Table1.B" style:family="table-column">
      <style:table-column-properties style:column-width="2.7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75in" fo:padding-right="0.075in" fo:padding-top="0in" fo:padding-bottom="0in" fo:border="0.5pt solid #000001"/>
    </style:style>
    <style:style style:name="Table2" style:family="table">
      <style:table-properties style:width="6.6479in" fo:margin-left="-0.0847in" fo:margin-top="0in" fo:margin-bottom="0in" table:align="left" style:writing-mode="lr-tb"/>
    </style:style>
    <style:style style:name="Table2.A" style:family="table-column">
      <style:table-column-properties style:column-width="5.1472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81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2.B1" style:family="table-cell">
      <style:table-cell-properties fo:padding-left="0.075in" fo:padding-right="0.075in" fo:padding-top="0in" fo:padding-bottom="0in" fo:border="0.5pt solid #000001"/>
    </style:style>
    <style:style style:name="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officeooo:rsid="001c8c27" officeooo:paragraph-rsid="001c8c27"/>
    </style:style>
    <style:style style:name="P9" style:family="paragraph" style:parent-style-name="Standard">
      <style:paragraph-properties fo:orphans="0" fo:widows="0"/>
      <style:text-properties fo:font-weight="bold" officeooo:rsid="0018c511" officeooo:paragraph-rsid="0018c51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b844" style:font-weight-asian="normal" style:font-weight-complex="normal"/>
    </style:style>
    <style:style style:name="T4" style:family="text">
      <style:text-properties officeooo:rsid="001c8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urse number and Lab number</text:p>
          </table:table-cell>
          <table:table-cell table:style-name="Table1.B1" office:value-type="string">
            <text:p text:style-name="P3">CS296N Lab7</text:p>
          </table:table-cell>
        </table:table-row>
        <table:table-row table:style-name="Table1.1">
          <table:table-cell table:style-name="Table1.A1" office:value-type="string">
            <text:p text:style-name="P3">Developer (Person whose code is being reviewed)</text:p>
          </table:table-cell>
          <table:table-cell table:style-name="Table1.B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3">URL for project repository (cloud storage or Git)</text:p>
          </table:table-cell>
          <table:table-cell table:style-name="Table1.B1" office:value-type="string">
            <text:p text:style-name="P3"><text:a xlink:type="simple" xlink:href="https://github.com/insidmal/CS296N/tree/master/Lab%207" text:style-name="Internet_20_link" text:visited-style-name="Visited_20_Internet_20_Link"><text:span text:style-name="T4">https://github.com/insidmal/CS296N/tree/master/Lab 7</text:span></text:a></text:p>
          </table:table-cell>
        </table:table-row>
        <table:table-row table:style-name="Table1.1">
          <table:table-cell table:style-name="Table1.A1" office:value-type="string">
            <text:p text:style-name="P3">URL for the hosted web app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eviewer and Date</text:p>
          </table:table-cell>
          <table:table-cell table:style-name="Table1.B1" office:value-type="string">
            <text:p text:style-name="P3">John Bell </text:p>
          </table:table-cell>
        </table:table-row>
      </table:table>
      <text:p text:style-name="P4"/>
      <text:p text:style-name="P6">Lab Partner Did Not Submit Lab – Self Reviewed, Will Update Review if Lab Partner Submits A Beta!</text:p>
      <text:p text:style-name="P3"><text:span text:style-name="T1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riteria</text:p>
          </table:table-cell>
          <table:table-cell table:style-name="Table2.B1" office:value-type="string">
            <text:p text:style-name="P5">Beta</text:p>
          </table:table-cell>
          <table:table-cell table:style-name="Table2.B1" office:value-type="string">
            <text:p text:style-name="P5">Release</text:p>
          </table:table-cell>
        </table:table-row>
        <table:table-row table:style-name="Table2.1">
          <table:table-cell table:style-name="Table2.A1" office:value-type="string">
            <text:p text:style-name="P3">Does it compile and run without errors?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3">Does the style conform to MVC conventions and our class standards? <text:line-break/>(list any issues below) 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 the design and implementation conform to OOP best practices? (list any issues below) 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es the solution meet all the requirements? (list any issues below)</text:p>
          </table:table-cell>
          <table:table-cell table:style-name="Table2.B1" office:value-type="string">
            <text:p text:style-name="P3">no</text:p>
          </table:table-cell>
          <table:table-cell table:style-name="Table2.B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</table:table>
      <text:p text:style-name="P2">Comments:</text:p>
      <text:p text:style-name="P9">AUTHORIZATIONS<text:span text:style-name="T2"><text:line-break/>No Role - <text:s/>email: testuser1@e.c <text:s/>password: testuser1 – Access: /Contact/Contact requires authentication to submit, no specific role required</text:span></text:p>
      <text:p text:style-name="P9"><text:span text:style-name="T2">Member Role – email: </text:span><text:a xlink:type="simple" xlink:href="mailto:member@e.c" text:style-name="Internet_20_link" text:visited-style-name="Visited_20_Internet_20_Link"><text:span text:style-name="T2">member@e.c</text:span></text:a><text:span text:style-name="T2"> password: member – Access: /Contact/View</text:span><text:span text:style-name="T3">Contact</text:span><text:span text:style-name="T2"> requires authentication and only members can view</text:span></text:p>
      <text:p text:style-name="P9"><text:span text:style-name="T2">Admin Role – email: </text:span><text:a xlink:type="simple" xlink:href="mailto:admin@e.c" text:style-name="Internet_20_link" text:visited-style-name="Visited_20_Internet_20_Link"><text:span text:style-name="T2">admin@e.c</text:span></text:a><text:span text:style-name="T2"> password: admin1 – Access: Admin/RoleCre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loext:contextual-spacing="false"/>
      <style:text-properties fo:language="en" fo:country="US"/>
    </style:style>
    <style:style style:name="List" style:family="paragraph" style:parent-style-name="Text_20_body" style:default-outline-level="" style:list-style-name="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caption" style:family="paragraph" style:parent-style-name="Standard" style:default-outline-level="" style:list-style-name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Body_20_Text_20_Char" style:display-name="Body Text Char" style:family="text">
      <style:text-properties style:font-name="Calibri" fo:font-family="Calibri" style:font-family-generic="roman" style:font-pitch="variable" fo:font-size="11pt" fo:language="en" fo:country="US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language-asian="ar" style:country-asian="SA" style:font-name-complex="Calibri1" style:font-family-complex="Calibri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language-asian="ar" style:country-asian="SA" style:font-name-complex="Calibri1" style:font-family-complex="Calibri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ode Review Form</text:p>
      </style:header>
      <style:footer>
        <text:p text:style-name="Footer">Written by Brian Bird, for CS296N, Lane Community College, winter 2017, updated spring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rdB</meta:initial-creator>
    <meta:editing-cycles>11</meta:editing-cycles>
    <meta:creation-date>2017-03-16T17:31:00</meta:creation-date>
    <dc:date>2018-03-15T11:40:56.924000000</dc:date>
    <meta:editing-duration>PT20M25S</meta:editing-duration>
    <meta:generator>LibreOffice/5.3.5.2$Windows_x86 LibreOffice_project/50d9bf2b0a79cdb85a3814b592608037a682059d</meta:generator>
    <meta:document-statistic meta:table-count="2" meta:image-count="0" meta:object-count="0" meta:page-count="1" meta:paragraph-count="30" meta:word-count="169" meta:character-count="1143" meta:non-whitespace-character-count="990"/>
    <meta:user-defined meta:name="AppVersion">15.0000</meta:user-defined>
    <meta:user-defined meta:name="Company">L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